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453e"/>
    </style:style>
    <style:style style:name="P2" style:family="paragraph" style:parent-style-name="Standard">
      <style:text-properties officeooo:rsid="00163132" officeooo:paragraph-rsid="00163132"/>
    </style:style>
    <style:style style:name="P3" style:family="paragraph" style:parent-style-name="Standard">
      <style:text-properties officeooo:rsid="00177aa1" officeooo:paragraph-rsid="00177aa1"/>
    </style:style>
    <style:style style:name="T1" style:family="text">
      <style:text-properties officeooo:rsid="0014453e"/>
    </style:style>
    <style:style style:name="T2" style:family="text">
      <style:text-properties officeooo:rsid="001762f1"/>
    </style:style>
    <style:style style:name="T3" style:family="text">
      <style:text-properties fo:font-weight="bold" officeooo:rsid="001762f1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[</text:span>{</text:p>
      <text:p text:style-name="Standard"><text:s text:c="4"/>"_id": 7020,</text:p>
      <text:p text:style-name="Standard"><text:s text:c="4"/>"fname": "Divine ",</text:p>
      <text:p text:style-name="Standard"><text:s text:c="4"/>"lname": "Comedy",</text:p>
      <text:p text:style-name="Standard"><text:s text:c="4"/>"age": 30,</text:p>
      <text:p text:style-name="Standard"><text:s text:c="4"/>"email": "abc@gmail.com",</text:p>
      <text:p text:style-name="Standard"><text:s text:c="4"/>"phone": 1234556,</text:p>
      <text:p text:style-name="Standard"><text:s text:c="4"/>"experience": 5</text:p>
      <text:p text:style-name="Standard">},</text:p>
      <text:p text:style-name="Standard"/>
      <text:p text:style-name="Standard">{</text:p>
      <text:p text:style-name="Standard"><text:s text:c="4"/>"_id": 7000,</text:p>
      <text:p text:style-name="Standard"><text:s text:c="4"/>"fname": "abc ",</text:p>
      <text:p text:style-name="Standard"><text:s text:c="4"/>"lname": "vbn",</text:p>
      <text:p text:style-name="Standard"><text:s text:c="4"/>"age": 34,</text:p>
      <text:p text:style-name="Standard"><text:s text:c="4"/>"email": "aqwe@gmail.com",</text:p>
      <text:p text:style-name="Standard"><text:s text:c="4"/>"phone": 43214556,</text:p>
      <text:p text:style-name="Standard"><text:s text:c="4"/>"experience": 10</text:p>
      <text:p text:style-name="Standard">},</text:p>
      <text:p text:style-name="Standard">{</text:p>
      <text:p text:style-name="Standard"><text:s text:c="4"/>"_id": 8645,</text:p>
      <text:p text:style-name="Standard"><text:s text:c="4"/>"fname": "dsaa ",</text:p>
      <text:p text:style-name="Standard"><text:s text:c="4"/>"lname": "Comedy",</text:p>
      <text:p text:style-name="Standard"><text:s text:c="4"/>"age": 30,</text:p>
      <text:p text:style-name="Standard"><text:s text:c="4"/>"email": "abuu@gmail.com",</text:p>
      <text:p text:style-name="Standard"><text:s text:c="4"/>"phone": 17892427846,</text:p>
      <text:p text:style-name="Standard"><text:s text:c="4"/>"experience": 5</text:p>
      <text:p text:style-name="Standard">},</text:p>
      <text:p text:style-name="Standard">{</text:p>
      <text:p text:style-name="Standard"><text:s text:c="4"/>"_id": 8751,</text:p>
      <text:p text:style-name="Standard"><text:s text:c="4"/>"fname": "rewwe ",</text:p>
      <text:p text:style-name="Standard"><text:s text:c="4"/>"lname": "utrjufh",</text:p>
      <text:p text:style-name="Standard"><text:s text:c="4"/>"age": 34,</text:p>
      <text:p text:style-name="Standard"><text:s text:c="4"/>"email": "awewc@gmail.com",</text:p>
      <text:p text:style-name="Standard"><text:s text:c="4"/>"phone": 123908756,</text:p>
      <text:p text:style-name="Standard"><text:s text:c="4"/>"experience": 12</text:p>
      <text:p text:style-name="P1">},</text:p>
      <text:p text:style-name="P1"><text:span text:style-name="T1">[{</text:span></text:p>
      <text:p text:style-name="P1"><text:span text:style-name="T1"><text:s text:c="4"/>"_id": 7029,</text:span></text:p>
      <text:p text:style-name="P1"><text:span text:style-name="T1"><text:s text:c="4"/>"fname": "Lord ",</text:span></text:p>
      <text:p text:style-name="P1"><text:span text:style-name="T1"><text:s text:c="4"/>"lname": "Montwell",</text:span></text:p>
      <text:p text:style-name="P1"><text:span text:style-name="T1"><text:s text:c="4"/>"age": 24,</text:span></text:p>
      <text:p text:style-name="P1"><text:span text:style-name="T1"><text:s text:c="4"/>"email": "miont@gmail.com",</text:span></text:p>
      <text:p text:style-name="P1"><text:span text:style-name="T1"><text:s text:c="4"/>"phone": 1234559876,</text:span></text:p>
      <text:p text:style-name="P1"><text:span text:style-name="T1"><text:s text:c="4"/>"experience": 2</text:span></text:p>
      <text:p text:style-name="P1"><text:span text:style-name="T1">},</text:span></text:p>
      <text:p text:style-name="P1"/>
      <text:p text:style-name="P1"><text:span text:style-name="T1">{</text:span></text:p>
      <text:p text:style-name="P1"><text:span text:style-name="T1"><text:s text:c="4"/>"_id": 7009,</text:span></text:p>
      <text:p text:style-name="P1"><text:span text:style-name="T1"><text:s text:c="4"/>"fname": "bharat ",</text:span></text:p>
      <text:p text:style-name="P1"><text:span text:style-name="T1"><text:s text:c="4"/>"lname": "rai",</text:span></text:p>
      <text:p text:style-name="P1"><text:span text:style-name="T1"><text:s text:c="4"/>"age": 27,</text:span></text:p>
      <text:p text:style-name="P1"><text:soft-page-break/><text:span text:style-name="T1"><text:s text:c="4"/>"email": "bahart@gmail.com",</text:span></text:p>
      <text:p text:style-name="P1"><text:span text:style-name="T1"><text:s text:c="4"/>"phone": 943214556,</text:span></text:p>
      <text:p text:style-name="P1"><text:span text:style-name="T1"><text:s text:c="4"/>"experience": 9</text:span></text:p>
      <text:p text:style-name="P1"><text:span text:style-name="T1">},</text:span></text:p>
      <text:p text:style-name="P1"><text:span text:style-name="T1">{</text:span></text:p>
      <text:p text:style-name="P1"><text:span text:style-name="T1"><text:s text:c="4"/>"_id": 8605,</text:span></text:p>
      <text:p text:style-name="P1"><text:span text:style-name="T1"><text:s text:c="4"/>"fname": "pragg ",</text:span></text:p>
      <text:p text:style-name="P1"><text:span text:style-name="T1"><text:s text:c="4"/>"lname": "ray",</text:span></text:p>
      <text:p text:style-name="P1"><text:span text:style-name="T1"><text:s text:c="4"/>"age": 28,</text:span></text:p>
      <text:p text:style-name="P1"><text:span text:style-name="T1"><text:s text:c="4"/>"email": "pragg@gmail.com",</text:span></text:p>
      <text:p text:style-name="P1"><text:span text:style-name="T1"><text:s text:c="4"/>"phone": 92427846,</text:span></text:p>
      <text:p text:style-name="P1"><text:span text:style-name="T1"><text:s text:c="4"/>"experience": 1</text:span></text:p>
      <text:p text:style-name="P1"><text:span text:style-name="T1">},</text:span></text:p>
      <text:p text:style-name="P1"><text:span text:style-name="T1">{</text:span></text:p>
      <text:p text:style-name="P1"><text:span text:style-name="T1"><text:s text:c="4"/>"_id": 8758,</text:span></text:p>
      <text:p text:style-name="P1"><text:span text:style-name="T1"><text:s text:c="4"/>"fname": "lorem",</text:span></text:p>
      <text:p text:style-name="P1"><text:span text:style-name="T1"><text:s text:c="4"/>"lname": "epsum",</text:span></text:p>
      <text:p text:style-name="P1"><text:span text:style-name="T1"><text:s text:c="4"/>"age": 40,</text:span></text:p>
      <text:p text:style-name="P1"><text:span text:style-name="T1"><text:s text:c="4"/>"email": "loremk@gmail.com",</text:span></text:p>
      <text:p text:style-name="P1"><text:span text:style-name="T1"><text:s text:c="4"/>"phone": 7883908756,</text:span></text:p>
      <text:p text:style-name="P1"><text:span text:style-name="T1"><text:s text:c="4"/>"experience": 5</text:span></text:p>
      <text:p text:style-name="P1"><text:span text:style-name="T1">}]]</text:span></text:p>
      <text:p text:style-name="P1"/>
      <text:p text:style-name="P2">aggregate():</text:p>
      <text:p text:style-name="P2">1. <text:s text:c="2"/>db.emp_details.aggregate({$match:{age:{$gt:25}}}).pretty()</text:p>
      <text:p text:style-name="P2">2. <text:s/>db.emp_details.aggregate({$match:{age:30}}).pretty()</text:p>
      <text:p text:style-name="P2">3. <text:s text:c="2"/>db.emp_details.aggregate({$group:{_id: "$age"}})</text:p>
      <text:p text:style-name="P2">4. <text:s text:c="2"/>db.emp_details.aggregate({$group:{_id:{age: "$age",name:"$name"}}})</text:p>
      <text:p text:style-name="P2">5. <text:s text:c="2"/>db.emp_details.aggregate([{$count:"age"}]).pretty()</text:p>
      <text:p text:style-name="P2">6. <text:s text:c="2"/><text:span text:style-name="T2">F</text:span><text:span text:style-name="T3">or descending order <text:s/>- <text:s text:c="2"/></text:span>db.emp_details.aggregate([{$sort:{ age: -1}}]).pretty() <text:s/></text:p>
      <text:p text:style-name="P3">7. <text:s text:c="3"/>db.emp_details.aggregate([{$match: {experience: 5}}, {$group: {_id: "$age"}}]).pretty()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31T10:00:06.044536593</meta:creation-date>
    <dc:date>2021-03-31T10:42:42.929289841</dc:date>
    <meta:editing-duration>PT1M55S</meta:editing-duration>
    <meta:editing-cycles>1</meta:editing-cycles>
    <meta:document-statistic meta:table-count="0" meta:image-count="0" meta:object-count="0" meta:page-count="2" meta:paragraph-count="80" meta:word-count="163" meta:character-count="1686" meta:non-whitespace-character-count="1360"/>
    <meta:generator>LibreOffice/6.4.6.2$Linux_X86_64 LibreOffice_project/40$Build-2</meta:generator>
  </office:meta>
</office:document-meta>
</file>